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70000035388312D3C209A53E0.png" manifest:media-type="image/png"/>
  <manifest:file-entry manifest:full-path="Pictures/100000010000045700000353815BE266DA749E91.png" manifest:media-type="image/png"/>
  <manifest:file-entry manifest:full-path="Pictures/10000001000004570000003ECAE6756342F4B6EC.png" manifest:media-type="image/png"/>
  <manifest:file-entry manifest:full-path="Pictures/10000001000004570000032E053F888D5EDF72AB.png" manifest:media-type="image/png"/>
  <manifest:file-entry manifest:full-path="Pictures/100000010000047F000002024A3B7F5A88CDA9FD.png" manifest:media-type="image/png"/>
  <manifest:file-entry manifest:full-path="Pictures/10000001000003B400000119780B40CC326A04AB.png" manifest:media-type="image/png"/>
  <manifest:file-entry manifest:full-path="Pictures/100000010000047F000001B2F94594430AA396D3.png" manifest:media-type="image/png"/>
  <manifest:file-entry manifest:full-path="Pictures/10000001000003B400000402F891C952FE3D31FB.png" manifest:media-type="image/png"/>
  <manifest:file-entry manifest:full-path="Pictures/10000001000003B4000002204C21F049631CCDD6.png" manifest:media-type="image/png"/>
  <manifest:file-entry manifest:full-path="Pictures/10000001000003B4000002A58E8F7CD34DA3160B.png" manifest:media-type="image/png"/>
  <manifest:file-entry manifest:full-path="Pictures/1000000100000457000000817FA6830A919FC41A.png" manifest:media-type="image/png"/>
  <manifest:file-entry manifest:full-path="Pictures/100000010000045700000261B5DA3DE57A901D95.png" manifest:media-type="image/png"/>
  <manifest:file-entry manifest:full-path="Pictures/100000010000047F000002113DAC2801EC0678F0.png" manifest:media-type="image/png"/>
  <manifest:file-entry manifest:full-path="Pictures/100000010000047F000003AD5283AF62C7288DFA.png" manifest:media-type="image/png"/>
  <manifest:file-entry manifest:full-path="Pictures/10000001000003B4000000E26B6859ECFBBFCA84.png" manifest:media-type="image/png"/>
  <manifest:file-entry manifest:full-path="Pictures/100000010000047F000003D97E8F1248C483EB52.png" manifest:media-type="image/png"/>
  <manifest:file-entry manifest:full-path="Pictures/100000010000047F000001683B6FDBB074991354.png" manifest:media-type="image/png"/>
  <manifest:file-entry manifest:full-path="Pictures/10000001000003B4000001CCBB96D292E2F81848.png" manifest:media-type="image/png"/>
  <manifest:file-entry manifest:full-path="Pictures/100000010000047400000267F9CA8C48978FAF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48b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-3.039cm" svg:y="0.37cm" svg:width="21.001cm" svg:height="7.237cm" draw:z-index="0"><draw:image xlink:href="Pictures/100000010000047F000001683B6FDBB074991354.png" xlink:type="simple" xlink:show="embed" xlink:actuate="onLoad" draw:mime-type="image/png"/></draw:frame><draw:frame draw:style-name="fr3" draw:name="Image2" text:anchor-type="char" svg:x="-1.875cm" svg:y="9.105cm" svg:width="20.001cm" svg:height="13.898cm" draw:z-index="1"><draw:image xlink:href="Pictures/100000010000047F000003AD5283AF62C7288DF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char" svg:width="20.001cm" svg:height="8.627cm" draw:z-index="2"><draw:image xlink:href="Pictures/100000010000047F000001B2F94594430AA396D3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Image4" text:anchor-type="char" svg:x="-2cm" svg:y="0.249cm" svg:width="20.999cm" svg:height="9.754cm" draw:z-index="3"><draw:image xlink:href="Pictures/10000001000003B4000002204C21F049631CCDD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5" text:anchor-type="char" svg:width="19.99cm" svg:height="9.333cm" draw:z-index="4"><draw:image xlink:href="Pictures/100000010000047F000002113DAC2801EC0678F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6" text:anchor-type="char" svg:width="20.001cm" svg:height="14.547cm" draw:z-index="5"><draw:image xlink:href="Pictures/100000010000047F000003D97E8F1248C483EB52.png" xlink:type="simple" xlink:show="embed" xlink:actuate="onLoad" draw:mime-type="image/png"/></draw:frame></text:p>
      <text:p text:style-name="Standard"><text:soft-page-break/></text:p>
      <text:p text:style-name="Standard"><draw:frame draw:style-name="fr1" draw:name="Image7" text:anchor-type="char" svg:width="19.001cm" svg:height="7.592cm" draw:z-index="6"><draw:image xlink:href="Pictures/100000010000047F000002024A3B7F5A88CDA9FD.png" xlink:type="simple" xlink:show="embed" xlink:actuate="onLoad" draw:mime-type="image/png"/></draw:frame></text:p>
      <text:p text:style-name="Standard"/>
      <text:p text:style-name="Standard"><draw:frame draw:style-name="fr1" draw:name="Image8" text:anchor-type="char" svg:width="19.001cm" svg:height="12.139cm" draw:z-index="7"><draw:image xlink:href="Pictures/10000001000003B4000002A58E8F7CD34DA3160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width="19.978cm" svg:height="5.038cm" draw:z-index="8"><draw:image xlink:href="Pictures/10000001000003B400000119780B40CC326A04A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width="20.001cm" svg:height="9.726cm" draw:z-index="9"><draw:image xlink:href="Pictures/10000001000003B4000001CCBB96D292E2F8184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13" text:anchor-type="char" svg:width="19.001cm" svg:height="6.332cm" draw:z-index="11"><draw:image xlink:href="Pictures/10000001000003B4000000E26B6859ECFBBFCA84.png" xlink:type="simple" xlink:show="embed" xlink:actuate="onLoad" draw:mime-type="image/png"/></draw:frame></text:p>
      <text:p text:style-name="Standard"><draw:frame draw:style-name="fr3" draw:name="Image11" text:anchor-type="char" svg:x="-1.998cm" svg:y="-0.974cm" svg:width="20.999cm" svg:height="14.771cm" draw:z-index="10"><draw:image xlink:href="Pictures/10000001000003B400000402F891C952FE3D31FB.png" xlink:type="simple" xlink:show="embed" xlink:actuate="onLoad" draw:mime-type="image/png"/></draw:frame><text:soft-page-break/></text:p>
      <text:p text:style-name="Standard"><draw:frame draw:style-name="fr3" draw:name="Image12" text:anchor-type="char" svg:x="-1.926cm" svg:y="6.02cm" svg:width="19.001cm" svg:height="9.17cm" draw:z-index="12"><draw:image xlink:href="Pictures/100000010000047400000267F9CA8C48978FAF46.png" xlink:type="simple" xlink:show="embed" xlink:actuate="onLoad" draw:mime-type="image/png"/></draw:frame></text:p>
      <text:p text:style-name="Standard"/>
      <text:p text:style-name="Standard"/>
      <text:p text:style-name="P1"/>
      <text:p text:style-name="P1"/>
      <text:p text:style-name="P1"><draw:frame draw:style-name="fr1" draw:name="Image14" text:anchor-type="char" svg:width="20.001cm" svg:height="9.319cm" draw:z-index="13"><draw:image xlink:href="Pictures/100000010000045700000261B5DA3DE57A901D95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><draw:frame draw:style-name="fr1" draw:name="Image15" text:anchor-type="char" svg:width="19.001cm" svg:height="14.333cm" draw:z-index="14"><draw:image xlink:href="Pictures/10000001000004570000032E053F888D5EDF72AB.png" xlink:type="simple" xlink:show="embed" xlink:actuate="onLoad" draw:mime-type="image/png"/></draw:frame></text:p>
      <text:p text:style-name="P1"><draw:frame draw:style-name="fr2" draw:name="Image16" text:anchor-type="char" svg:width="18.635cm" svg:height="2.302cm" draw:z-index="15"><draw:image xlink:href="Pictures/10000001000004570000003ECAE6756342F4B6E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7" text:anchor-type="char" svg:width="20.001cm" svg:height="5.345cm" draw:z-index="16"><draw:image xlink:href="Pictures/1000000100000457000000817FA6830A919FC41A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8" text:anchor-type="char" svg:width="19.001cm" svg:height="14.358cm" draw:z-index="17"><draw:image xlink:href="Pictures/100000010000045700000353815BE266DA749E91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><draw:frame draw:style-name="fr1" draw:name="Image19" text:anchor-type="char" svg:width="20.001cm" svg:height="14.503cm" draw:z-index="18"><draw:image xlink:href="Pictures/10000001000004570000035388312D3C209A53E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9:03:54.276355242</meta:creation-date>
    <dc:date>2023-12-09T16:23:00.930833620</dc:date>
    <meta:editing-duration>PT40M4S</meta:editing-duration>
    <meta:editing-cycles>4</meta:editing-cycles>
    <meta:generator>LibreOffice/7.3.7.2$Linux_X86_64 LibreOffice_project/30$Build-2</meta:generator>
    <meta:document-statistic meta:table-count="0" meta:image-count="19" meta:object-count="0" meta:page-count="10" meta:paragraph-count="3" meta:word-count="0" meta:character-count="87" meta:non-whitespace-character-count="0"/>
  </office:meta>
</office:document-meta>
</file>